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3FE0000020755C25C59.png"/>
  <manifest:file-entry manifest:media-type="image/png" manifest:full-path="Pictures/100000000000030D000001A5BDDE6FD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color="#eeeeee" draw:fill-hatch-name="Hatch_20_47" draw:fill-hatch-solid="fals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7.6cm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46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26cm"/>
    </style:style>
    <style:style style:name="gr6" style:family="graphic" style:parent-style-name="standard">
      <style:graphic-properties draw:stroke="none" draw:fill="none" fo:min-height="1.93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family="'Linux Libertine O'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Linux Libertine O'" style:font-pitch="variable"/>
    </style:style>
    <style:style style:name="P6" style:family="paragraph">
      <style:paragraph-properties fo:text-align="start"/>
      <style:text-properties fo:color="#b2b2b2"/>
    </style:style>
    <style:style style:name="P7" style:family="paragraph">
      <style:paragraph-properties fo:text-align="start"/>
      <style:text-properties fo:color="#b2b2b2" fo:font-size="15pt" style:font-size-asian="15pt" style:font-size-complex="15pt"/>
    </style:style>
    <style:style style:name="P8" style:family="paragraph">
      <style:paragraph-properties fo:text-align="start"/>
      <style:text-properties fo:color="#009900" fo:font-family="'Apple Chancery'" style:font-family-generic="script" style:font-pitch="variable"/>
    </style:style>
    <style:style style:name="P9" style:family="paragraph">
      <style:paragraph-properties fo:text-align="start"/>
      <style:text-properties fo:color="#009900" fo:font-family="'Apple Chancery'" style:font-family-generic="script" style:font-pitch="variable" fo:font-size="22pt" style:font-size-asian="22pt" style:font-size-complex="22pt"/>
    </style:style>
    <style:style style:name="T1" style:family="text">
      <style:text-properties fo:font-family="'Linux Libertine O'" style:font-pitch="variable" fo:font-size="40pt" style:text-underline-style="solid" style:text-underline-width="auto" style:text-underline-color="font-color" style:font-size-asian="40pt" style:font-size-complex="40pt"/>
    </style:style>
    <style:style style:name="T2" style:family="text">
      <style:text-properties fo:font-family="'Linux Libertine O'" style:font-pitch="variable"/>
    </style:style>
    <style:style style:name="T3" style:family="text">
      <style:text-properties fo:font-family="'Linux Libertine O'" style:font-pitch="variable" fo:font-size="12pt" style:font-size-asian="12pt" style:font-size-complex="12pt"/>
    </style:style>
    <style:style style:name="T4" style:family="text">
      <style:text-properties fo:font-family="'Linux Libertine O'" style:font-pitch="variable" fo:font-size="48pt" style:font-size-asian="48pt" style:font-size-complex="48pt"/>
    </style:style>
    <style:style style:name="T5" style:family="text">
      <style:text-properties fo:font-family="'Linux Libertine O'" style:font-pitch="variable" fo:font-size="5pt" style:font-size-asian="5pt" style:font-size-complex="5pt"/>
    </style:style>
    <style:style style:name="T6" style:family="text">
      <style:text-properties fo:font-family="'Linux Libertine O'" style:font-pitch="variable" fo:font-size="5pt" style:font-size-asian="5pt" style:font-size-complex="5pt"/>
    </style:style>
    <style:style style:name="T7" style:family="text">
      <style:text-properties fo:color="#b2b2b2" fo:font-family="'Linux Libertine O'" style:font-pitch="variable" fo:font-size="32pt" style:font-size-asian="32pt" style:font-size-complex="32pt"/>
    </style:style>
    <style:style style:name="T8" style:family="text">
      <style:text-properties fo:color="#009900" fo:font-family="'Apple Chancery'" style:font-family-generic="script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3.2cm" svg:height="11.57cm" svg:x="-0.9cm" svg:y="3.73cm">
          <text:p/>
        </draw:rect>
        <draw:rect draw:style-name="gr1" draw:text-style-name="P1" draw:layer="layout" svg:width="23.2cm" svg:height="4.6cm" svg:x="-0.9cm" svg:y="21.73cm">
          <text:p/>
        </draw:rect>
        <draw:frame draw:style-name="gr2" draw:text-style-name="P3" draw:layer="layout" svg:width="16.9cm" svg:height="10.307cm" svg:x="2.6cm" svg:y="4.3cm">
          <draw:text-box>
            <text:p><text:span text:style-name="T1">The Design and</text:span></text:p>
            <text:p><text:span text:style-name="T1">Implementation</text:span></text:p>
            <text:p><text:span text:style-name="T1">of the ULIX</text:span></text:p>
            <text:p><text:span text:style-name="T1">Operating System</text:span></text:p>
            <text:p><text:span text:style-name="T2"/></text:p>
            <text:p><text:span text:style-name="T2"/></text:p>
            <text:p><text:span text:style-name="T2"/></text:p>
            <text:p text:style-name="P2"><text:span text:style-name="T2">Hans-Georg Eßer</text:span></text:p>
            <text:p text:style-name="P2"><text:span text:style-name="T2">Felix C. Freiling</text:span></text:p>
          </draw:text-box>
        </draw:frame>
        <draw:frame draw:style-name="gr3" draw:text-style-name="P1" draw:layer="layout" svg:width="3.364cm" svg:height="1.813cm" svg:x="15.964cm" svg:y="23.087cm">
          <draw:image xlink:href="Pictures/100000000000030D000001A5BDDE6FD2.png" xlink:type="simple" xlink:show="embed" xlink:actuate="onLoad">
            <text:p/>
          </draw:image>
        </draw:frame>
        <draw:frame draw:style-name="gr4" draw:text-style-name="P1" draw:layer="layout" svg:width="3.928cm" svg:height="1.995cm" svg:x="2.772cm" svg:y="22.983cm">
          <draw:image xlink:href="Pictures/10000000000003FE0000020755C25C59.png" xlink:type="simple" xlink:show="embed" xlink:actuate="onLoad">
            <text:p/>
          </draw:image>
        </draw:frame>
        <draw:frame draw:style-name="gr5" draw:text-style-name="P5" draw:layer="layout" svg:width="3.051cm" svg:height="2.183cm" svg:x="13.149cm" svg:y="22.9cm">
          <draw:text-box>
            <text:p text:style-name="P4"><text:span text:style-name="T3">Informatik 1</text:span></text:p>
            <text:p text:style-name="P4"><text:span text:style-name="T3">Universität <text:s/></text:span></text:p>
            <text:p text:style-name="P4"><text:span text:style-name="T3">Erlangen- <text:s text:c="3"/></text:span></text:p>
            <text:p text:style-name="P4"><text:span text:style-name="T3">Nürnberg <text:s text:c="5"/></text:span></text:p>
          </draw:text-box>
        </draw:frame>
        <draw:frame draw:style-name="gr5" draw:text-style-name="P5" draw:layer="layout" svg:width="6.75cm" svg:height="2.182cm" svg:x="6.95cm" svg:y="22.901cm">
          <draw:text-box>
            <text:p text:style-name="P4"><text:span text:style-name="T4">U <text:s/></text:span><text:span text:style-name="T5"><text:s/></text:span><text:span text:style-name="T4">I</text:span><text:span text:style-name="T6"> </text:span><text:span text:style-name="T4">X</text:span></text:p>
          </draw:text-box>
        </draw:frame>
        <draw:frame draw:style-name="gr6" draw:text-style-name="P7" draw:layer="layout" svg:width="1.62cm" svg:height="2.183cm" svg:x="8.171cm" svg:y="23.273cm">
          <draw:text-box>
            <text:p text:style-name="P6"><text:span text:style-name="T7">N</text:span></text:p>
          </draw:text-box>
        </draw:frame>
        <draw:frame draw:style-name="gr5" draw:text-style-name="P9" draw:layer="layout" svg:width="6.75cm" svg:height="3.6cm" svg:x="8.026cm" svg:y="22.101cm">
          <draw:text-box>
            <text:p text:style-name="P8"><text:span text:style-name="T8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47" draw:display-name="Hatch 47" draw:style="single" draw:color="#dddddd" draw:distance="0.4cm" draw:rotation="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18T15:29:22</meta:creation-date>
    <dc:date>2014-07-18T16:34:28</dc:date>
    <meta:editing-duration>PT41M59S</meta:editing-duration>
    <meta:editing-cycles>11</meta:editing-cycles>
    <meta:generator>OpenOffice/4.0.1$Unix OpenOffice.org_project/401m5$Build-9714</meta:generator>
    <meta:print-date>2014-07-18T16:08:10</meta:print-date>
    <meta:document-statistic meta:object-count="9"/>
  </office:meta>
</office:document-meta>
</file>